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y10" svg:font-family="cm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2pt" fo:font-style="italic" style:font-size-asian="10.5pt" style:font-style-asian="italic" style:font-size-complex="12pt" style:font-style-complex="italic"/>
    </style:style>
    <style:style style:name="P5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text-properties fo:font-size="16pt" fo:font-style="normal" style:font-size-asian="16pt" style:font-style-asian="normal" style:font-size-complex="16pt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cmsy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atório de Implementação dos Algoritmos</text:p>
      <text:p text:style-name="P10"/>
      <text:p text:style-name="P9"/>
      <text:p text:style-name="P9">Algoritmo de Dijkstra</text:p>
      <text:p text:style-name="Standard"/>
      <text:p text:style-name="Standard">O algoritmo de Dijkstra, proposto pelo cientista E. W. Dijkstra, resolve o problema de encontrar o menor caminho entre dois vertices num grafo orientado ou não com arestas de peso não negativo.</text:p>
      <text:p text:style-name="Standard">O algoritimo de Dijkstra é um metodo guloso para resolver o problema do caminho mais curto.</text:p>
      <text:p text:style-name="Standard">A ideia por trás do método guloso é efetuar uma BFS ponderada sobre um dado grafo, a partir de um nó n. Dijkstra é comumente implementado com uma fila de prioridade como uma heap, de modo que em cada iteração, quando precisamos de obter o próximo nó a ser visitado, então este nó escolhido será o nó mais próximo ao nó n.</text:p>
      <text:p text:style-name="Standard"/>
      <text:p text:style-name="P12">Complexidade</text:p>
      <text:p text:style-name="Standard"/>
      <text:p text:style-name="Standard">Seja n o número de nós e m o número de arestas.</text:p>
      <text:p text:style-name="Standard"/>
      <text:p text:style-name="Standard">Uma vez que implementamos nossa fila de prioridade como uma heap, então o tempo de complexidade para remover o elemento minimo da heap ou adicionar um novo elemento é O(log n).</text:p>
      <text:p text:style-name="Standard">Agora precisamos considerar o fato de quando atualizamos as menores distância <text:s/>dos nós, ou a fase de relaxação das arestas obtemos O(n+m).</text:p>
      <text:p text:style-name="Standard"/>
      <text:p text:style-name="Standard">Com isso, o tempo que o algoritmo de Dijkstra gasta em cada nó é O(m log n), enquanto que se precisamos visitar todos os nós, então a complexidade de tempo do algoritmo de Dijkstra seria O((n+m)log n).</text:p>
      <text:p text:style-name="Standard"/>
      <text:p text:style-name="Standard">Até agora, consideramos apenas a computação de um único nó para todos os outros nós. Contudo a complexidade para computar a menor distância partindo de todos os nós para todos os outros nós é O(n (n+m)log n). Assim, se temos um grafo completo a complexidade seria O(n² log n).</text:p>
      <text:p text:style-name="Standard"/>
      <text:p text:style-name="P12">Implementação</text:p>
      <text:p text:style-name="Standard"/>
      <text:p text:style-name="Standard">O algoritmo foi implementado na linguagem python no arquivo dijkstra.py. Utiliza a biblioteca pygraphviz, que pode ser instalada em um computador Debian/Linux com o seguinte comando:</text:p>
      <text:p text:style-name="Standard"/>
      <text:p text:style-name="P1"># aptitude install python-pygraphviz</text:p>
      <text:p text:style-name="Standard"/>
      <text:p text:style-name="Standard">O arquivo dijkstra.py possui o seguinte cabeçalho:</text:p>
      <text:p text:style-name="Standard"/>
      <text:p text:style-name="P1">from pygraphviz import *</text:p>
      <text:p text:style-name="P1">from random import *</text:p>
      <text:p text:style-name="P1">from threading import Thread</text:p>
      <text:p text:style-name="P1">import Image</text:p>
      <text:p text:style-name="P1">import os</text:p>
      <text:p text:style-name="P1"/>
      <text:p text:style-name="P2">A função main contem os principais passos do algoritmo: 1) cria um grafo, os vértices e as arestas já são predefinidos; 2) exibe a imagem do grafo gerado; 3) cria uma matriz contendo os menores caminhos a partir de todos o vértices para todos os vértices; 4) solicita o vértice <text:s/>origem e o vértice destino; 5) exibe a imagem do menor caminho de origem para destino.</text:p>
      <text:p text:style-name="P2"/>
      <text:p text:style-name="P2">def main():</text:p>
      <text:p text:style-name="P2"><text:soft-page-break/></text:p>
      <text:p text:style-name="P1"><text:tab/># criao grafo</text:p>
      <text:p text:style-name="P1"><text:tab/>grafo = criarGrafo() </text:p>
      <text:p text:style-name="P1"><text:tab/>grafo.draw("grafo.jpg", "jpg", "dot")</text:p>
      <text:p text:style-name="P1"><text:tab/>#exibe o grafo</text:p>
      <text:p text:style-name="P1"><text:tab/>Image.open("grafo.jpg").show();</text:p>
      <text:p text:style-name="P1"><text:tab/>#calcula as distancias</text:p>
      <text:p text:style-name="P1"><text:tab/>matriz = None</text:p>
      <text:p text:style-name="P1"><text:tab/>matriz = calcularDistancias(grafo)</text:p>
      <text:p text:style-name="P1"><text:tab/>#seleção dos vertices</text:p>
      <text:p text:style-name="P1"><text:tab/>o = raw_input("\nEscolha um vertice de origem: ")</text:p>
      <text:p text:style-name="P1"><text:tab/>#res = matriz.get(o)</text:p>
      <text:p text:style-name="P1"><text:tab/>d = raw_input("Escolha um vertice destino: ")</text:p>
      <text:p text:style-name="P1"><text:tab/>#desenha o menor caminho entre origem e destino</text:p>
      <text:p text:style-name="P1"><text:tab/>desenharCaminho(grafo, matriz[o][1], o, d)</text:p>
      <text:p text:style-name="P1"/>
      <text:p text:style-name="P2">A função calcularDistancias irá executar o algoritmo de Dijkstra para todos os vértices como origem irá armazenar o resultado em uma matriz.</text:p>
      <text:p text:style-name="P2"/>
      <text:p text:style-name="P1">def calcularDistancias(grafo):</text:p>
      <text:p text:style-name="P1"><text:tab/>matriz = {}</text:p>
      <text:p text:style-name="P1"><text:tab/>for v in grafo:</text:p>
      <text:p text:style-name="P1"><text:tab/><text:tab/>dijk = Dijkstra()</text:p>
      <text:p text:style-name="P1"><text:tab/><text:tab/>#calcula menor distancia de v para todos os outros vertices</text:p>
      <text:p text:style-name="P1"><text:tab/><text:tab/>MenorDistancias = dijk.menorDistancias(grafo, v)</text:p>
      <text:p text:style-name="P1"><text:tab/><text:tab/># Armazena a <text:s/>menor distância partindo de v até os outros vértices</text:p>
      <text:p text:style-name="P1"><text:tab/><text:tab/>matriz[v] = MenorDistancias</text:p>
      <text:p text:style-name="P1"/>
      <text:p text:style-name="P1"><text:tab/>return matriz</text:p>
      <text:p text:style-name="P2"/>
      <text:p text:style-name="P2">O metodo menorDistancias da classe Dijkstra executa o algoritmo de dijkstra e retorna a lista dos menores caminhos do vertice v para os outros vertices.</text:p>
      <text:p text:style-name="P2"/>
      <text:p text:style-name="P3"><text:tab/>def menorDistancias(self, grafo, v):</text:p>
      <text:p text:style-name="P3"/>
      <text:p text:style-name="P3"><text:tab/><text:tab/>#1º passo: iniciam-se os valores:</text:p>
      <text:p text:style-name="P3"><text:tab/><text:tab/>distancia = {}</text:p>
      <text:p text:style-name="P3"><text:tab/></text:p>
      <text:p text:style-name="P3"><text:tab/><text:tab/>for no in grafo:</text:p>
      <text:p text:style-name="P3"><text:tab/><text:tab/><text:tab/>if no in grafo.neighbors(v): #se o no esta na lista dos vizinhos de v.</text:p>
      <text:p text:style-name="P3"><text:tab/><text:tab/><text:tab/><text:tab/>distancia[no] = (float(grafo.get_edge(v, no).attr['label']), v) # armazena o peso da aresta</text:p>
      <text:p text:style-name="P3"><text:tab/><text:tab/><text:tab/>else: # nao vizinho ou o mesmo vertice</text:p>
      <text:p text:style-name="P3"><text:tab/><text:tab/><text:tab/><text:tab/>distancia[no] = (float('+inf'), None) # distancia = + infinito</text:p>
      <text:p text:style-name="P3"><text:tab/></text:p>
      <text:p text:style-name="P3"><text:tab/><text:tab/># Armazena a distância partindo de v até os outros vértices</text:p>
      <text:p text:style-name="P3"><text:tab/><text:tab/>distancias = distancia.keys()</text:p>
      <text:p text:style-name="P3"><text:tab/><text:tab/>vertices = [v]</text:p>
      <text:p text:style-name="P3"><text:tab/><text:tab/>distanciaCopy = distancia.copy()</text:p>
      <text:p text:style-name="P3"><text:tab/><text:tab/>listaDist = [distanciaCopy]</text:p>
      <text:p text:style-name="P3"/>
      <text:p text:style-name="P3"><text:tab/><text:tab/><text:tab/><text:tab/></text:p>
      <text:p text:style-name="P3"><text:tab/><text:tab/>while (len(distancias) &gt; len(vertices)):</text:p>
      <text:p text:style-name="P3"><text:tab/><text:tab/><text:tab/>ditems = distancia.items()</text:p>
      <text:p text:style-name="P3"><text:tab/><text:tab/><text:tab/>daux = []</text:p>
      <text:p text:style-name="P3"><text:tab/><text:tab/><text:tab/>for a in ditems:</text:p>
      <text:p text:style-name="P3"><text:soft-page-break/><text:tab/><text:tab/><text:tab/><text:tab/>if a[0] not in vertices:</text:p>
      <text:p text:style-name="P3"><text:tab/><text:tab/><text:tab/><text:tab/><text:tab/>daux += [a]</text:p>
      <text:p text:style-name="P3"/>
      <text:p text:style-name="P3"><text:tab/><text:tab/><text:tab/>menor = daux[0]</text:p>
      <text:p text:style-name="P3"><text:tab/><text:tab/><text:tab/>for a in daux:</text:p>
      <text:p text:style-name="P3"><text:tab/><text:tab/><text:tab/><text:tab/>if a[1][0]&lt;menor[1][0]:</text:p>
      <text:p text:style-name="P3"><text:tab/><text:tab/><text:tab/><text:tab/><text:tab/>menor = a</text:p>
      <text:p text:style-name="P3"/>
      <text:p text:style-name="P3"><text:tab/><text:tab/><text:tab/>vertices += [menor[0]]</text:p>
      <text:p text:style-name="P3"/>
      <text:p text:style-name="P3"><text:tab/><text:tab/><text:tab/>for no in grafo.neighbors(menor[0]):</text:p>
      <text:p text:style-name="P3"><text:tab/><text:tab/><text:tab/><text:tab/>if no not in vertices:</text:p>
      <text:p text:style-name="P3"><text:tab/><text:tab/><text:tab/><text:tab/><text:tab/>if distancia[no][0] &gt; (menor[1][0]+float(grafo.get_edge(menor[0], no).attr['label'])):</text:p>
      <text:p text:style-name="P3"><text:tab/><text:tab/><text:tab/><text:tab/><text:tab/><text:tab/>distancia[no] = (menor[1][0]+float(grafo.get_edge(menor[0], no).attr['label']), menor[0])</text:p>
      <text:p text:style-name="P3"/>
      <text:p text:style-name="P3"><text:tab/><text:tab/><text:tab/></text:p>
      <text:p text:style-name="P3"><text:tab/><text:tab/><text:tab/>distanciaCopy = distancia.copy()</text:p>
      <text:p text:style-name="P3"><text:tab/><text:tab/><text:tab/>listaDist += [distanciaCopy]</text:p>
      <text:p text:style-name="P3"/>
      <text:p text:style-name="P3"/>
      <text:p text:style-name="P3"><text:tab/><text:tab/>return (vertices, distancia, listaDist)</text:p>
      <text:p text:style-name="P3"/>
      <text:p text:style-name="P4"/>
      <text:p text:style-name="P4"/>
      <text:p text:style-name="P11">Algoritmo de Floyd-Warshall</text:p>
      <text:p text:style-name="P11"/>
      <text:p text:style-name="P6">O algoritmo de Floyd-Warshall usa uma formulação de programação dinâmica para resolver o problema de caminhos mais curtos de todos os pares em grafo orientado G = (V,E). O algoritmo é executado no tempo <text:span text:style-name="T1">Θ</text:span><text:span text:style-name="T2">(V³). </text:span></text:p>
      <text:p text:style-name="P6"><text:span text:style-name="T2">O algoritmo de Floyd-Warshall se baseia na observação a seguir. Sejan V = {1,2,...,n} os vértices de G, e considere um subconjunto {1,2,...,k} de vertices <text:s/>para algum k. Para qualquer par de vértices i,j </text:span><text:span text:style-name="T3">2</text:span><text:span text:style-name="T2"> V, considere todos os caminhos desde i até j cujos vértices intermediários são todos traçados a partir de {1,2,...,k}, e seja p um caminho de peso minimo dentre eles. O algoritmo de Floyd-Warshal explora um relacionamento entre o caminho p e caminhos mais curtos desde i até j com todos vértices intermediários no conjunto{1,2,...,k-1}. O Relacionamento depende do fato de k ser ou não um vértice intermediário do caminho p.</text:span></text:p>
      <text:p text:style-name="P6"><text:span text:style-name="T2"/></text:p>
      <text:p text:style-name="P6"><text:span text:style-name="T2">Se k não é um vértice intermediário do caminho p, então todos os vértices intermediários do caminho p estão no conjunto {1,2,...,k-1}. Desse modo, um caminho mais curto desde o vértice i até o j com todos os intermediários no conjunto {1,2,...,k-1} também é um caminho mais curto desde i até j com todos os vértices intermediários no conjunto {1,2,...,k}.</text:span></text:p>
      <text:p text:style-name="P6"><text:span text:style-name="T2"/></text:p>
      <text:p text:style-name="P6"><text:span text:style-name="T2">Se k é um vertice intermediário do caminho p, então desmembramos p em ip1kp2j. P1 é um caminho mais curto desde i até k com todos os vértices intermediários no conjunto {1,2,...,k}. Como o vértice k não é um vertice intermediário do caminho p1, vemos que p1 é um caminho mais curto desde i até k com todos os vértices intermediários no conjunto {1,2,...,k-1}. De modo semelhante, p2 é um caminho mais curto até o vértice j com todos os vértices intermediários no conjunto {1,2,...,k-1}.</text:span></text:p>
      <text:p text:style-name="P6"><text:span text:style-name="T2"/></text:p>
      <text:p text:style-name="P7"><text:span text:style-name="T2">Implementação</text:span></text:p>
      <text:p text:style-name="P7"><text:span text:style-name="T2"/></text:p>
      <text:p text:style-name="P8"><text:span text:style-name="T2">O algoritmo foi implementado na linguagem python no arquivo floyd.py.</text:span></text:p>
      <text:p text:style-name="P8"><text:span text:style-name="T2"/></text:p>
      <text:p text:style-name="P8"><text:soft-page-break/><text:span text:style-name="T2">A função main cria um grafo predefinido e depois chama a funcao floydWarshall com o gafo sendo passado como parâmetro.</text:span></text:p>
      <text:p text:style-name="P8"><text:span text:style-name="T2"/></text:p>
      <text:p text:style-name="P5"><text:span text:style-name="T2">if __name__ == '__main__':</text:span></text:p>
      <text:p text:style-name="P5"><text:span text:style-name="T2"><text:tab/></text:span></text:p>
      <text:p text:style-name="P5"><text:span text:style-name="T2"><text:tab/>#Cria o grafo</text:span></text:p>
      <text:p text:style-name="P5"><text:span text:style-name="T2"/></text:p>
      <text:p text:style-name="P5"><text:span text:style-name="T2"><text:s text:c="4"/>grafo = {'A':{'A':0,'B':INF,'C':12,'D':6,'E':4},</text:span></text:p>
      <text:p text:style-name="P5"><text:span text:style-name="T2"/></text:p>
      <text:p text:style-name="P5"><text:span text:style-name="T2"><text:s text:c="13"/>'B':{'A':INF,'B':0,'C':INF,'D':1,'E':INF},</text:span></text:p>
      <text:p text:style-name="P5"><text:span text:style-name="T2"/></text:p>
      <text:p text:style-name="P5"><text:span text:style-name="T2"><text:s text:c="13"/>'C':{'A':INF,'B':INF,'C':0,'D':15,'E':3},</text:span></text:p>
      <text:p text:style-name="P5"><text:span text:style-name="T2"/></text:p>
      <text:p text:style-name="P5"><text:span text:style-name="T2"><text:s text:c="13"/>'D':{'A':INF,'B':INF,'C':15,'D':0,'E':4},</text:span></text:p>
      <text:p text:style-name="P5"><text:span text:style-name="T2"/></text:p>
      <text:p text:style-name="P5"><text:span text:style-name="T2"><text:s text:c="13"/>'E':{'A':INF,'B':7,'C':INF,'D':INF,'E':0}</text:span></text:p>
      <text:p text:style-name="P5"><text:span text:style-name="T2"/></text:p>
      <text:p text:style-name="P5"><text:span text:style-name="T2"><text:s text:c="13"/>}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<text:s/></text:span></text:p>
      <text:p text:style-name="P6"><text:span text:style-name="T2">A funcão floydWarshall primeiro armazena a distancia dos vertices em seguida executa o algoritmo de Floyd-Warshal para obter o menor caminho para todos os pares por fim exibe a tabela com os resultados.</text:span></text:p>
      <text:p text:style-name="P6"><text:span text:style-name="T2"/></text:p>
      <text:p text:style-name="P4"><text:span text:style-name="T2">def floydWarshall(grafo):</text:span></text:p>
      <text:p text:style-name="P4"><text:span text:style-name="T2"/></text:p>
      <text:p text:style-name="P4"><text:span text:style-name="T2"><text:s text:c="4"/>nos = grafo.keys()</text:span></text:p>
      <text:p text:style-name="P4"><text:span text:style-name="T2"/></text:p>
      <text:p text:style-name="P4"><text:span text:style-name="T2"><text:s text:c="4"/>distancia = {}</text:span></text:p>
      <text:p text:style-name="P4"><text:span text:style-name="T2"><text:tab/></text:span></text:p>
      <text:p text:style-name="P4"><text:span text:style-name="T2"><text:tab/>#armezena a distancia do no n para o no k</text:span></text:p>
      <text:p text:style-name="P4"><text:span text:style-name="T2"><text:s text:c="4"/>for n in nos:</text:span></text:p>
      <text:p text:style-name="P4"><text:span text:style-name="T2"/></text:p>
      <text:p text:style-name="P4"><text:span text:style-name="T2"><text:s text:c="8"/>distancia[n] = {}</text:span></text:p>
      <text:p text:style-name="P4"><text:span text:style-name="T2"/></text:p>
      <text:p text:style-name="P4"><text:span text:style-name="T2"><text:s text:c="8"/>for k in nos:</text:span></text:p>
      <text:p text:style-name="P4"><text:span text:style-name="T2"/></text:p>
      <text:p text:style-name="P4"><text:span text:style-name="T2"><text:s text:c="12"/>distancia[n][k] = grafo[n][k]</text:span></text:p>
      <text:p text:style-name="P4"><text:span text:style-name="T2"><text:tab/># Floyd-warshal - programacao dinamica</text:span></text:p>
      <text:p text:style-name="P4"><text:span text:style-name="T2"><text:s text:c="4"/>for k in nos:</text:span></text:p>
      <text:p text:style-name="P4"><text:span text:style-name="T2"/></text:p>
      <text:p text:style-name="P4"><text:span text:style-name="T2"><text:s text:c="8"/>for i in nos:</text:span></text:p>
      <text:p text:style-name="P4"><text:span text:style-name="T2"/></text:p>
      <text:p text:style-name="P4"><text:span text:style-name="T2"><text:s text:c="12"/>for j in nos:</text:span></text:p>
      <text:p text:style-name="P4"><text:span text:style-name="T2"/></text:p>
      <text:p text:style-name="P4"><text:span text:style-name="T2"><text:s text:c="16"/>if distancia[i][k] + distancia[k][j] &lt; distancia[i][j]:</text:span></text:p>
      <text:p text:style-name="P4"><text:span text:style-name="T2"/></text:p>
      <text:p text:style-name="P4"><text:span text:style-name="T2"><text:s text:c="20"/>distancia[i][j] = distancia[i][k]+distancia[k][j]</text:span></text:p>
      <text:p text:style-name="P4"><text:span text:style-name="T2"><text:tab/># imprime a tabela com resultado</text:span></text:p>
      <text:p text:style-name="P4"><text:span text:style-name="T2"><text:s text:c="4"/>printSolution(distancia)</text:span></text:p>
      <text:p text:style-name="P4"><text:soft-page-break/><text:span text:style-name="T2"/></text:p>
      <text:p text:style-name="P11"><text:span text:style-name="T2"/></text:p>
      <text:p text:style-name="P11"><text:span text:style-name="T2"/></text:p>
      <text:p text:style-name="P11"><text:span text:style-name="T2">Referências </text:span></text:p>
      <text:p text:style-name="P11"><text:span text:style-name="T2"/></text:p>
      <text:p text:style-name="P6"><text:span text:style-name="T2">Cormen, Thomas H., et al - <text:s/>Algoritmos: Teoria e Prática – Rio de Janeiro: Campus, 20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sy10" svg:font-family="cm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son </meta:initial-creator>
    <meta:creation-date>2013-04-02T13:51:39</meta:creation-date>
    <dc:date>2013-04-02T16:32:37</dc:date>
    <dc:creator>Madson </dc:creator>
    <meta:editing-duration>PT1H54M5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5" meta:paragraph-count="120" meta:word-count="1136" meta:character-count="7496" meta:non-whitespace-character-count="6157"/>
  </office:meta>
</office:document-meta>
</file>